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50%" fo:text-align="justify" style:justify-single-word="false"/>
      <style:text-properties style:font-name="Times New Roman"/>
    </style:style>
    <style:style style:name="P3" style:family="paragraph" style:parent-style-name="Standard"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4" style:family="paragraph" style:parent-style-name="Standard" style:list-style-name="L1">
      <style:paragraph-properties fo:line-height="200%" fo:text-align="justify" style:justify-single-word="false"/>
      <style:text-properties style:font-name="Times New Roman"/>
    </style:style>
    <style:style style:name="P5" style:family="paragraph" style:parent-style-name="Standard" style:list-style-name="L1">
      <style:paragraph-properties fo:line-height="200%"/>
      <style:text-properties style:font-name="Times New Roman"/>
    </style:style>
    <style:style style:name="P6" style:family="paragraph" style:parent-style-name="Standard">
      <style:paragraph-properties fo:line-height="150%" fo:text-align="justify" style:justify-single-word="false"/>
      <style:text-properties style:font-name="Times New Roman"/>
    </style:style>
    <style:style style:name="P7" style:family="paragraph" style:parent-style-name="Standard">
      <style:paragraph-properties fo:line-height="150%" fo:text-align="justify" style:justify-single-word="false"/>
      <style:text-properties style:font-name="Times New Roman" officeooo:paragraph-rsid="00115b07"/>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Ámbito del sistema</text:p>
      <text:p text:style-name="P1"/>
      <text:p text:style-name="P2">Con los avances de la tecnología cada vez es más necesario automatizar datos en diferentes áreas, Con esto surge la necesidad de crear un sistema para tener un mejor manejo de la información. En este caso el sistema lleva por nombre FERRI-MAX, en ella se busca desarrollar e implementar una aplicación de escritorio que servirá para gestionar los datos de un punto de venta, esta se basará en una ferretería. Además, que tenga la finalidad de fortalecer su área de las tecnologías de gestión de datos.</text:p>
      <text:p text:style-name="P2"/>
      <text:p text:style-name="P2">El FERRI-MAX es un sistema de ventas que tiene la finalidad de atender las problemáticas que se presenta en las tiendas de esta área, así como el registro de producto, sistemas de control de ventas, consultar productos, registros de usuarios. Los puntos mencionados anteriormente se presentarán en el sistema de ventas de una manera muy bien estructurada, organizada e intuitiva, con la finalidad de hacerlo entendible y fácil de manejar para los usuari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0-20T13:06:00Z</meta:creation-date>
    <dc:date>2021-10-21T11:01:17.007406241</dc:date>
    <meta:editing-cycles>14</meta:editing-cycles>
    <meta:editing-duration>PT2H8M15S</meta:editing-duration>
    <meta:document-statistic meta:table-count="0" meta:image-count="0" meta:object-count="0" meta:page-count="1" meta:paragraph-count="3" meta:word-count="162" meta:character-count="975" meta:non-whitespace-character-count="816"/>
    <meta:template xlink:type="simple" xlink:actuate="onRequest" xlink:title="" xlink:href="Normal"/>
  </office:meta>
</office:document-meta>
</file>